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mbieCacheService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CacheService.dispos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CacheService.put( ICacheElemen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ombieCacheService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CacheService.get( String cacheName , Serializable key , boolean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ombieCacheService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CacheService.update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CacheService.get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